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office:annotation loext:resolved="false"><dc:creator>sge</dc:creator><dc:date>2017-09-15T09:49:05</dc:date><text:p text:style-name="P3">do section- for afile in view.get_dms_files(limit=1)</text:p></office:annotation><office:annotation loext:resolved="false"><dc:creator>sge</dc:creator><dc:date>2017-09-15T09:51:30</dc:date><text:p text:style-name="P3">do text</text:p><text:p text:style-name="P3">from pod(content=afile.file.data, format='odt', pageBreakAfter=(not loop.afile.last and 'duplex'), managePageStyles=1, resolveFields='PageCount')</text:p></office:annotation></text:p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6:03.739015235</meta:creation-date>
    <meta:generator>LibreOffice/24.2.5.2$Linux_X86_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